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77f" officeooo:paragraph-rsid="000ca77f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9pt"/>
    </style:style>
    <style:style style:name="P4" style:family="paragraph" style:parent-style-name="Preformatted_20_Text">
      <style:text-properties fo:color="#000000" style:font-name="DejaVu Sans Mono" fo:font-size="9pt" officeooo:rsid="000ca77f" officeooo:paragraph-rsid="000ca77f"/>
    </style:style>
    <style:style style:name="P5" style:family="paragraph" style:parent-style-name="Preformatted_20_Text">
      <style:text-properties fo:color="#000000" officeooo:paragraph-rsid="000e280d"/>
    </style:style>
    <style:style style:name="P6" style:family="paragraph" style:parent-style-name="Preformatted_20_Text">
      <style:text-properties fo:color="#808080" style:font-name="DejaVu Sans Mono" fo:font-size="9pt" fo:font-style="italic" officeooo:paragraph-rsid="000ca77f"/>
    </style:style>
    <style:style style:name="P7" style:family="paragraph" style:parent-style-name="Preformatted_20_Text">
      <style:text-properties fo:color="#000000" officeooo:paragraph-rsid="0010d5c8"/>
    </style:style>
    <style:style style:name="P8" style:family="paragraph" style:parent-style-name="Preformatted_20_Text">
      <style:text-properties fo:color="#000000" officeooo:rsid="0010d5c8" officeooo:paragraph-rsid="0010d5c8"/>
    </style:style>
    <style:style style:name="P9" style:family="paragraph" style:parent-style-name="Preformatted_20_Text">
      <style:text-properties fo:color="#000000" officeooo:paragraph-rsid="00124718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0e280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size="9pt" fo:font-weight="bold" officeooo:rsid="000e280d"/>
    </style:style>
    <style:style style:name="T5" style:family="text">
      <style:text-properties fo:color="#000080" style:font-name="DejaVu Sans Mono" fo:font-size="9pt" officeooo:rsid="0010d5c8"/>
    </style:style>
    <style:style style:name="T6" style:family="text">
      <style:text-properties fo:color="#000080" style:font-name="DejaVu Sans Mono" fo:font-size="9pt" officeooo:rsid="00124718"/>
    </style:style>
    <style:style style:name="T7" style:family="text">
      <style:text-properties fo:color="#0000ff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0000ff" style:font-name="DejaVu Sans Mono" fo:font-size="9pt" officeooo:rsid="000ca77f"/>
    </style:style>
    <style:style style:name="T10" style:family="text">
      <style:text-properties fo:color="#0000ff" style:font-name="DejaVu Sans Mono" fo:font-size="9pt" officeooo:rsid="000e280d"/>
    </style:style>
    <style:style style:name="T11" style:family="text">
      <style:text-properties fo:color="#0000ff" style:font-name="DejaVu Sans Mono" fo:font-size="9pt" officeooo:rsid="000f5d1c"/>
    </style:style>
    <style:style style:name="T12" style:family="text">
      <style:text-properties fo:color="#0000ff" style:font-name="DejaVu Sans Mono" fo:font-size="9pt" officeooo:rsid="0010d5c8"/>
    </style:style>
    <style:style style:name="T13" style:family="text">
      <style:text-properties fo:color="#0000ff" style:font-name="DejaVu Sans Mono" fo:font-size="9pt" officeooo:rsid="00124718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officeooo:rsid="0010d5c8"/>
    </style:style>
    <style:style style:name="T16" style:family="text">
      <style:text-properties fo:color="#008080" fo:font-weight="bold"/>
    </style:style>
    <style:style style:name="T17" style:family="text">
      <style:text-properties fo:color="#008080" style:font-name="DejaVu Sans Mono" fo:font-size="9pt" fo:font-weight="bold"/>
    </style:style>
    <style:style style:name="T18" style:family="text">
      <style:text-properties fo:color="#808080"/>
    </style:style>
    <style:style style:name="T19" style:family="text">
      <style:text-properties fo:color="#808080" fo:font-style="italic"/>
    </style:style>
    <style:style style:name="T20" style:family="text">
      <style:text-properties fo:color="#808080" style:font-name="DejaVu Sans Mono" fo:font-size="9pt" fo:font-style="italic"/>
    </style:style>
    <style:style style:name="T21" style:family="text">
      <style:text-properties fo:color="#808080" style:font-name="DejaVu Sans Mono" fo:font-size="9pt" officeooo:rsid="000e280d"/>
    </style:style>
    <style:style style:name="T22" style:family="text">
      <style:text-properties fo:color="#808080" officeooo:rsid="000e280d"/>
    </style:style>
    <style:style style:name="T23" style:family="text">
      <style:text-properties officeooo:rsid="000e280d"/>
    </style:style>
    <style:style style:name="T24" style:family="text">
      <style:text-properties officeooo:rsid="0010d5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работы нашего интерпритатора мы схраним два массива: array, command. Command хранит в себе входной набор чередующихся 0 и 1, array же хранит массив, в который записываются данные. Кроме того мы храним два указателя: current_array, который указывает на текущий элемент в массиве и current_command, который указывает на текущую ячейку с коммандой. И еще имеем список result_te, <text:span text:style-name="T23">в который мы каждый раз при встрече открывающуюся скобку добавляем текущую позицию corrent_command, из которого, при встрече закрывающейся скобки, извлекается эта позиция и, если неоходимо повторить цикл, то возвращается к ней. Прохождение циклов устроено следующим образом: когда мы встречаем открывающуюся скобку и нам необходимо войти в цикл, то мы просто продолжаем работу программы (do = True), если необходимо не входить в цикл, то мы проходим по всем комндам до закрывающейся соответсвующей скобки, не исполняя команды (do = False) (нужной закрывающуюся скобку мы находим по переменной count, которая хранит разность между количеством уже пройденных открывающихся и закрывающихся скобок). Если мы дошли до конца цикла, исполняя его, то, если необходимо войти в него снова, то возвращаемся к комманде соответствующей открывающейся скобки, если же не нужно, то просто продолжаем исполнять команды. В результате мы проходимся по всем коммандам из command от первой до последней (иногда с повторением), которая получает</text:span> по веткам if <text:span text:style-name="T23">соответсвующие</text:span> команды <text:span text:style-name="T24">и исполняет их, только если do == True</text:span>: </text:p>
      <text:p text:style-name="P6"/>
      <text:p text:style-name="P4"><text:span text:style-name="T2">if </text:span>command[current_command] == <text:span text:style-name="T16">'1'</text:span>: <text:s/><text:span text:style-name="T19"># '1'</text:span></text:p>
      <text:p text:style-name="P5"><text:span text:style-name="T18"><text:s text:c="4"/></text:span><text:span text:style-name="T22">з</text:span><text:span text:style-name="T9">начение текущей ячейки </text:span><text:span text:style-name="T10">массива с данными</text:span><text:span text:style-name="T9"> увеличивае</text:span><text:span text:style-name="T10">м</text:span><text:span text:style-name="T9"> на 1</text:span></text:p>
      <text:p text:style-name="P3"><text:span text:style-name="T2">else</text:span>:</text:p>
      <text:p text:style-name="P5"><text:s text:c="4"/><text:span text:style-name="T9">переход к следующей ячейке в команде</text:span></text:p>
      <text:p text:style-name="P2"><text:span text:style-name="T7"><text:s text:c="4"/></text:span><text:span text:style-name="T3">if </text:span><text:span text:style-name="T14">command[current_command] == </text:span><text:span text:style-name="T17">'1'</text:span><text:span text:style-name="T14">: <text:s/></text:span><text:span text:style-name="T20"># '01'</text:span></text:p>
      <text:p text:style-name="P5"><text:span text:style-name="T18"><text:s text:c="8"/></text:span><text:span text:style-name="T9">переход к следующей ячейке в команде</text:span></text:p>
      <text:p text:style-name="P2"><text:span text:style-name="T7"><text:s text:c="8"/></text:span><text:span text:style-name="T3">if </text:span><text:span text:style-name="T14">command[current_command] == </text:span><text:span text:style-name="T17">'1'</text:span><text:span text:style-name="T14">: <text:s/></text:span><text:span text:style-name="T20"># '011</text:span></text:p>
      <text:p text:style-name="P5"><text:span text:style-name="T18"><text:s text:c="12"/></text:span><text:span text:style-name="T22">сдвигаем указатель </text:span><text:span text:style-name="T14">current_array</text:span><text:span text:style-name="T8"> </text:span><text:span text:style-name="T10">на одну ячейку массива с данными назад</text:span></text:p>
      <text:p text:style-name="P5"><text:span text:style-name="T7"><text:s text:c="8"/></text:span><text:span text:style-name="T3">else</text:span><text:span text:style-name="T14">: <text:s/></text:span><text:span text:style-name="T20"># '010'</text:span></text:p>
      <text:p text:style-name="P2"><text:span text:style-name="T18"><text:s text:c="12"/></text:span><text:span text:style-name="T10">добавляем в конец массива с данными элемент 0</text:span></text:p>
      <text:p text:style-name="P5"><text:s text:c="12"/><text:span text:style-name="T21">двигаем указатель </text:span><text:span text:style-name="T14">current_array</text:span><text:span text:style-name="T8"> </text:span><text:span text:style-name="T10">на одну ячейку массива с данными вперед</text:span></text:p>
      <text:p text:style-name="P2"><text:span text:style-name="T7"><text:s text:c="4"/></text:span><text:span text:style-name="T3">else</text:span><text:span text:style-name="T14">: <text:s/></text:span><text:span text:style-name="T20"># '00'</text:span></text:p>
      <text:p text:style-name="P5"><text:span text:style-name="T18"><text:s text:c="8"/></text:span><text:span text:style-name="T9">переход к следующей ячейке в команде</text:span></text:p>
      <text:p text:style-name="P2"><text:span text:style-name="T7"><text:s text:c="8"/></text:span><text:span text:style-name="T3">if </text:span><text:span text:style-name="T14">command[current_command] == </text:span><text:span text:style-name="T17">'0'</text:span><text:span text:style-name="T14">: <text:s/></text:span><text:span text:style-name="T20"># '000'</text:span></text:p>
      <text:p text:style-name="P5"><text:span text:style-name="T18"><text:s text:c="12"/></text:span><text:span text:style-name="T21">з</text:span><text:span text:style-name="T9">начение текущей ячейки</text:span><text:span text:style-name="T10"> </text:span><text:bookmark-start text:name="__DdeLink__7_349937901"/><text:span text:style-name="T10">массива с данными</text:span><text:bookmark-end text:name="__DdeLink__7_349937901"/><text:span text:style-name="T9"> </text:span><text:span text:style-name="T10">уменьшаем</text:span><text:span text:style-name="T9"> на 1</text:span></text:p>
      <text:p text:style-name="P2"><text:span text:style-name="T7"><text:s text:c="8"/></text:span><text:span text:style-name="T3">else</text:span><text:span text:style-name="T14">: <text:s/></text:span><text:span text:style-name="T20"># '001'</text:span></text:p>
      <text:p text:style-name="P5"><text:span text:style-name="T18"><text:s text:c="12"/></text:span><text:span text:style-name="T9">переход к следующей ячейке в команде</text:span></text:p>
      <text:p text:style-name="P2"><text:span text:style-name="T7"><text:s text:c="12"/></text:span><text:span text:style-name="T3">if </text:span><text:span text:style-name="T14">command[current_command] == </text:span><text:span text:style-name="T17">'1'</text:span><text:span text:style-name="T14">: <text:s/></text:span><text:span text:style-name="T20"># '0011'</text:span></text:p>
      <text:p text:style-name="P7"><text:s text:c="16"/><text:span text:style-name="T12">извлекаем из </text:span><text:span text:style-name="T15">return_te <text:s/></text:span><text:span text:style-name="T12">позицию начала <text:s/>соответсвующего цикла</text:span></text:p>
      <text:p text:style-name="P9"><text:span text:style-name="T12"><text:s text:c="18"/>если мы сейчас в исполняемой части программы и <text:tab/><text:tab/><text:tab/><text:tab/><text:tab/><text:tab/><text:tab/>int(array[current_array]) &gt; 0, то </text:span><text:span text:style-name="T13">переходим к началу цикла и <text:tab/><text:tab/><text:tab/><text:tab/></text:span><text:span text:style-name="T12">исполняем внутренний цикл</text:span></text:p>
      <text:p text:style-name="P9"><text:span text:style-name="T12"><text:s text:c="18"/></text:span><text:span text:style-name="T5">если же мы не в исполняемой части, то у</text:span><text:span text:style-name="T6">меньшаем</text:span><text:span text:style-name="T5"> число count на 1,</text:span></text:p>
      <text:p text:style-name="P9"><text:span text:style-name="T5"><text:tab/><text:tab/><text:tab/></text:span><text:span text:style-name="T6">если оно обнулилось, то мы вышли из неисполняемой части, поэтому <text:tab/><text:tab/><text:tab/><text:tab/>делаем do = True</text:span><text:span text:style-name="T5"><text:tab/></text:span></text:p>
      <text:p text:style-name="P7"><text:span text:style-name="T4"/></text:p>
      <text:p text:style-name="P2"><text:span text:style-name="T1"><text:s text:c="12"/></text:span><text:span text:style-name="T3">else</text:span><text:span text:style-name="T14">: <text:s/></text:span><text:span text:style-name="T20"># '0010'</text:span></text:p>
      <text:p text:style-name="P5"><text:span text:style-name="T18"><text:s text:c="16"/></text:span><text:span text:style-name="T9">переход к следующей ячейке в команде</text:span></text:p>
      <text:p text:style-name="P2"><text:span text:style-name="T7"><text:s text:c="16"/></text:span><text:span text:style-name="T3">if </text:span><text:span text:style-name="T14">command[current_command] == </text:span><text:span text:style-name="T17">'0'</text:span><text:span text:style-name="T14">: <text:s/></text:span><text:span text:style-name="T20"># '00100'</text:span></text:p>
      <text:p text:style-name="P7"><text:span text:style-name="T18"><text:s text:c="20"/></text:span><text:span text:style-name="T12">добавляем в </text:span><text:span text:style-name="T10"><text:s/></text:span><text:span text:style-name="T15">return_te </text:span><text:span text:style-name="T12"><text:s/>текущую позицию</text:span></text:p>
      <text:p text:style-name="P8"><text:span text:style-name="T9"><text:tab/><text:tab/><text:tab/> <text:s/></text:span><text:span text:style-name="T8">если мы сейчас в исполняемой части программы и <text:tab/><text:tab/><text:tab/><text:tab/><text:tab/><text:tab/><text:tab/>int(array[current_array]) &gt; 0, то исполняем внутренний цикл, д<text:tab/><text:tab/><text:tab/><text:tab/>делая do = True, иначе проходим насквозь do = False</text:span></text:p>
      <text:p text:style-name="P5"><text:span text:style-name="T7"><text:s text:c="20"/></text:span><text:span text:style-name="T5">если же мы не в исполняемой части, то увеличиваем число count на 1</text:span></text:p>
      <text:p text:style-name="P2"><text:s text:c="16"/><text:span text:style-name="T3">else</text:span><text:span text:style-name="T14">:</text:span></text:p>
      <text:p text:style-name="P5"><text:s text:c="20"/><text:span text:style-name="T9">переход к следующей ячейке в команде</text:span></text:p>
      <text:p text:style-name="P2"><text:span text:style-name="T7"><text:s text:c="20"/></text:span><text:span text:style-name="T3">if </text:span><text:span text:style-name="T14">command[current_command] == </text:span><text:span text:style-name="T17">'0'</text:span><text:span text:style-name="T14">: <text:s/></text:span><text:span text:style-name="T20"># '001010'</text:span></text:p>
      <text:p text:style-name="P5"><text:span text:style-name="T18"><text:s text:c="24"/></text:span><text:span text:style-name="T9">пе</text:span><text:span text:style-name="T10">чатаем текущую</text:span><text:span text:style-name="T9"> ячейк</text:span><text:span text:style-name="T10">у <text:s/>массива с данными</text:span></text:p>
      <text:p text:style-name="P2"><text:s text:c="20"/><text:span text:style-name="T3">else</text:span><text:span text:style-name="T14">: <text:s/></text:span><text:span text:style-name="T20"># '001011'</text:span></text:p>
      <text:p text:style-name="P5"><text:span text:style-name="T18"><text:s text:c="24"/></text:span><text:span text:style-name="T9">переход к следующей ячейке в команде</text:span><text:span text:style-name="T8"> <text:s/></text:span><text:span text:style-name="T20"># '0010110'</text:span></text:p>
      <text:p text:style-name="P10"><text:span text:style-name="T18"><text:s text:c="24"/></text:span><text:span text:style-name="T10">вводим знчение в текущую </text:span><text:span text:style-name="T9">ячейк</text:span><text:span text:style-name="T10">у массива с данными, </text:span><text:span text:style-name="T12">если оно <text:tab/><text:tab/><text:tab/><text:tab/>есть на входе, иначе обнуляем ег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1:57:16.571804561</meta:creation-date>
    <dc:date>2017-11-06T21:17:20.717979009</dc:date>
    <meta:editing-duration>PT9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484" meta:character-count="3637" meta:non-whitespace-character-count="2712"/>
  </office:meta>
</office:document-meta>
</file>